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15983c" officeooo:paragraph-rsid="0015983c"/>
    </style:style>
    <style:style style:name="P2" style:family="paragraph" style:parent-style-name="Text_20_body">
      <style:text-properties officeooo:rsid="001538f5" officeooo:paragraph-rsid="001538f5"/>
    </style:style>
    <style:style style:name="P3" style:family="paragraph" style:parent-style-name="Text_20_body">
      <style:text-properties style:font-name="Anonymice Powerline" officeooo:rsid="0016def2" officeooo:paragraph-rsid="0016def2"/>
    </style:style>
    <style:style style:name="P4" style:family="paragraph" style:parent-style-name="Text_20_body">
      <style:text-properties style:font-name="DejaVu Sans" officeooo:rsid="0016def2" officeooo:paragraph-rsid="0016def2"/>
    </style:style>
    <style:style style:name="P5" style:family="paragraph" style:parent-style-name="Text_20_body" style:list-style-name="L1">
      <style:text-properties style:font-name="DejaVu Sans" officeooo:rsid="0016def2" officeooo:paragraph-rsid="0016def2"/>
    </style:style>
    <style:style style:name="P6" style:family="paragraph" style:parent-style-name="Text_20_body">
      <style:text-properties style:font-name="DejaVu Sans" officeooo:rsid="0015983c" officeooo:paragraph-rsid="0015983c"/>
    </style:style>
    <style:style style:name="P7" style:family="paragraph" style:parent-style-name="Text_20_body" style:list-style-name="L1">
      <style:text-properties style:font-name="DejaVu Sans" officeooo:rsid="0017a8e3" officeooo:paragraph-rsid="0017a8e3"/>
    </style:style>
    <style:style style:name="P8" style:family="paragraph" style:parent-style-name="Text_20_body">
      <style:text-properties style:font-name="DejaVu Sans" officeooo:rsid="00180ffc" officeooo:paragraph-rsid="00180ffc"/>
    </style:style>
    <style:style style:name="P9" style:family="paragraph" style:parent-style-name="Title">
      <style:text-properties officeooo:rsid="001538f5" officeooo:paragraph-rsid="001538f5"/>
    </style:style>
    <style:style style:name="P10" style:family="paragraph" style:parent-style-name="Subtitle">
      <style:text-properties officeooo:rsid="001538f5" officeooo:paragraph-rsid="001538f5"/>
    </style:style>
    <style:style style:name="T1" style:family="text">
      <style:text-properties officeooo:rsid="00177e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apport de Projet de Synthèse</text:p>
      <text:p text:style-name="P10">Par Roméo Florian et Webert Chris</text:p>
      <text:p text:style-name="P2"/>
      <text:p text:style-name="P2">Bonjour.<text:line-break/>Contrairement au projet de Web, je n’ai pas écrit ce rapport sous l’emprise de l’alcool.</text:p>
      <text:h text:style-name="P1" text:outline-level="1">Communication entre les deux parties</text:h>
      <text:p text:style-name="P6">La communication entre le client C++ et le serveur Java se fait avec un protocole basé sur les chaînes de caractères.</text:p>
      <text:p text:style-name="P4">Le protocole envoie les formes sous forme de blocs, en commençant par le nom de la forme, et en finissant par « FIN ».</text:p>
      <text:p text:style-name="P3">SEGMENT<text:line-break/><text:tab/>couleur=RED<text:line-break/><text:tab/>debut=0;0<text:line-break/><text:tab/>fin=100;100<text:line-break/>FIN</text:p>
      <text:p text:style-name="P4">Cette forme à été choisie car elle présente plusieurs avantages :</text:p>
      <text:list xml:id="list1342296405" text:style-name="L1">
        <text:list-item>
          <text:p text:style-name="P5">On reçoit les variables une par une, sans devoir <text:span text:style-name="T1">utiliser</text:span> split.</text:p>
        </text:list-item>
        <text:list-item>
          <text:p text:style-name="P7">Le protocole est extensible, on peut écrire une nouvelle version de l’application avec de nouvelles variables (par exemple la couleur de la bordure de la forme), et garder une compatibilité avec la version précédente du serveur Java</text:p>
        </text:list-item>
      </text:list>
      <text:p text:style-name="P8">Les blocs se suivent, le bloc suivant se trouve sur une nouvelle lig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7:20:48.477315780</meta:creation-date>
    <meta:generator>LibreOffice/5.4.3.2$Linux_X86_64 LibreOffice_project/40m0$Build-2</meta:generator>
    <dc:date>2017-11-23T17:30:55.494079628</dc:date>
    <meta:editing-duration>PT10M5S</meta:editing-duration>
    <meta:editing-cycles>6</meta:editing-cycles>
    <meta:document-statistic meta:table-count="0" meta:image-count="0" meta:object-count="0" meta:page-count="1" meta:paragraph-count="11" meta:word-count="156" meta:character-count="912" meta:non-whitespace-character-count="766"/>
  </office:meta>
</office:document-meta>
</file>